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2pt" style:font-size-asian="12pt" style:font-size-complex="12pt"/>
    </style:style>
    <style:style style:name="T1" style:family="text">
      <style:text-properties fo:font-variant="normal" fo:text-transform="none" fo:color="#000000" style:text-line-through-style="none" style:font-name="Calibri" fo:font-size="11pt" fo:font-style="normal" style:text-underline-style="none" fo:font-weight="bold" style:text-blinking="false" fo:background-color="#ffffff"/>
    </style:style>
    <style:style style:name="T2" style:family="text">
      <style:text-properties fo:font-variant="normal" fo:text-transform="none" fo:color="#000000" style:text-line-through-style="none" fo:font-size="11pt" fo:font-style="normal" style:text-underline-style="none" fo:font-weight="bold" style:text-blinking="false" fo:background-color="#ffffff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c28fbece-7fff-e082-5db8-bc91f8f2bdd8"/><text:span text:style-name="T3">Dissenya una funció que, donats dos nombres naturals (x,y) retorni Xy</text:span> </text:p>
      <text:p text:style-name="P2"/>
      <text:p text:style-name="P2">function</text:p>
      <text:p text:style-name="P2"><text:tab/>var</text:p>
      <text:p text:style-name="P2"><text:tab/><text:tab/>INTEGER num1, num2;</text:p>
      <text:p text:style-name="P2"><text:tab/>endvar</text:p>
      <text:p text:style-name="P2"><text:tab/>num1=validar();</text:p>
      <text:p text:style-name="P2"><text:tab/>num2=validar();</text:p>
      <text:p text:style-name="P2"><text:tab/>ex=exponenciar(num1, num2);</text:p>
      <text:p text:style-name="P2"><text:tab/>WRITE ex;<text:tab/><text:tab/></text:p>
      <text:p text:style-name="P2">endfunction</text:p>
      <text:p text:style-name="P2"/>
      <text:p text:style-name="P2">function exponenciar(num1,num2)</text:p>
      <text:p text:style-name="P2"><text:tab/>var</text:p>
      <text:p text:style-name="P2"><text:tab/><text:tab/>INTEGER resultat, i=0;</text:p>
      <text:p text:style-name="P2"><text:tab/>endvar</text:p>
      <text:p text:style-name="P2"><text:tab/>do</text:p>
      <text:p text:style-name="P2"><text:tab/><text:tab/>resultat=resultat*num1;</text:p>
      <text:p text:style-name="P2"><text:tab/><text:tab/>i=i+1;</text:p>
      <text:p text:style-name="P2"><text:tab/>while <text:s/>i !=num2;</text:p>
      <text:p text:style-name="P2"><text:tab/>retourn resultat;</text:p>
      <text:p text:style-name="P2">endfunction</text:p>
      <text:p text:style-name="P2"/>
      <text:p text:style-name="P1">function validar()</text:p>
      <text:p text:style-name="P1"><text:tab/>var</text:p>
      <text:p text:style-name="P1"><text:tab/><text:tab/>INTEGER num;</text:p>
      <text:p text:style-name="P1"><text:tab/>endvar</text:p>
      <text:p text:style-name="P1"><text:tab/>do</text:p>
      <text:p text:style-name="P1"><text:tab/><text:tab/>WRITE “introdueix un numero major que 1”;</text:p>
      <text:p text:style-name="P1"><text:tab/><text:tab/>READ num;</text:p>
      <text:p text:style-name="P1"><text:tab/>While num&lt;1;</text:p>
      <text:p text:style-name="P1"><text:tab/>retourn num;</text:p>
      <text:p text:style-name="P1">endfun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24T17:49:55.94</meta:creation-date>
    <meta:document-statistic meta:table-count="0" meta:image-count="0" meta:object-count="0" meta:page-count="1" meta:paragraph-count="30" meta:word-count="61" meta:character-count="478"/>
    <dc:date>2022-01-24T18:24:54.55</dc:date>
    <meta:editing-duration>PT18M57S</meta:editing-duration>
    <meta:editing-cycles>1</meta:editing-cycles>
    <meta:generator>OpenOffice/4.1.6$Win32 OpenOffice.org_project/416m1$Build-9790</meta:generator>
  </office:meta>
</office:document-meta>
</file>